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0ff" officeooo:paragraph-rsid="0002d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rash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3:22:55.308314523</meta:creation-date>
    <dc:date>2022-04-06T13:23:21.242379556</dc:date>
    <meta:editing-duration>PT30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6.4.7.2$Linux_X86_64 LibreOffice_project/40$Build-2</meta:generator>
  </office:meta>
</office:document-meta>
</file>